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ae3a6" officeooo:paragraph-rsid="000ae3a6"/>
    </style:style>
    <style:style style:name="P2" style:family="paragraph" style:parent-style-name="Standard">
      <style:paragraph-properties fo:line-height="150%" fo:text-align="justify" style:justify-single-word="false"/>
      <style:text-properties fo:font-weight="bold" officeooo:rsid="000ae3a6" officeooo:paragraph-rsid="000ae3a6" style:font-weight-asian="bold" style:font-weight-complex="bold"/>
    </style:style>
    <style:style style:name="P3" style:family="paragraph" style:parent-style-name="Standard">
      <style:paragraph-properties fo:line-height="150%" fo:text-align="justify" style:justify-single-word="false"/>
      <style:text-properties officeooo:rsid="000eb316" officeooo:paragraph-rsid="000eb316"/>
    </style:style>
    <style:style style:name="P4" style:family="paragraph" style:parent-style-name="Standard">
      <style:paragraph-properties fo:line-height="150%" fo:text-align="justify" style:justify-single-word="false"/>
      <style:text-properties officeooo:rsid="000f9431" officeooo:paragraph-rsid="000f9431"/>
    </style:style>
    <style:style style:name="T1" style:family="text">
      <style:text-properties officeooo:rsid="000b4cf6"/>
    </style:style>
    <style:style style:name="T2" style:family="text">
      <style:text-properties officeooo:rsid="000f94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 raziskavi smo preučili tri stebre, ki so ključni za uvedbo lastne genomske selekcije. To so razumevanje genomske selekcije, mnenje o domači selekciji in uporabi slovenskih živali v primerjavi s tujimi ter zaupanje v slovensko stroko in znanost, da je sposobna uvesti genomsko selekcije. Vse tri stebre smo preverjali tako pri odgovornih za odločitve v selekciji kot tudi pri rejcih, ki so končni uporabniki.</text:p>
      <text:p text:style-name="P1"/>
      <text:p text:style-name="P2">Razumevanje genomske selekcije</text:p>
      <text:p text:style-name="P1">Ugotovili smo, da med sogorci prihaja do razlik pri razumevanju genomske selekcije. Medtem, ko vsi sogovorci imajo »kako« znanje oz. so seznanje<text:span text:style-name="T1">n</text:span>i s praktičnimi prednostmi genomske selekcije in uporabo genomske informacije, kot so zgodnejša odbira živali, pa velika večina sogovorcev nima znanja o principu delovanja genomske selekcije. To znanje, ni potrebno za posvojitev inovacije, pripomore pa k pravilni in dolgoročno uporabi inovacije. Presenetljivo imajo nekateri izmed izobraženih rejcev več znanja o samem principu delovanja genomske selekcije kot pa odgovorni. T<text:span text:style-name="T1">i najbolj poučeni rejci so zgodnji posvojitelji inovacije, ki genomsko informacijo uporabljajo tudi na svojih kmetijah. Ti rejci imajo boljše razumevanje kot tudi zaupanje v genomsko selekcijo, bolje pa poznajo tudi prednosti in pasti genomske selekcije. Med poznimi posvojitelji tehnologije je zaznati manj zaupanja v samo tehnologijo, manj tudi uporabljajo genomsko informacijo in genomsko testirane živali na svoji kmetiji. Ti rejci genomsko selekcijo še vedno pojmujejo kot noviteto in niti ne razmišljajo o njeni uporabi kot tudi, da ne bodo zlahka posvojili tehnologije saj čakajo, da se ta dodobra ustali v slovenski populaciji. Ti rejci tudi še niso dovolj prepričani, da bi sami investirali v genotipizacijo živali, ker ne vidijo zadostne relativne prednosti, čeprav že v omejeni meri uporabljajo genomsko testirane živali. Večina kmetov je poznih posvojiteljev, saj so kmetje konzervativna populacija ljudi, saj posledice svojega dela nosijo sami.</text:span></text:p>
      <text:p text:style-name="P1"/>
      <text:p text:style-name="P3">V naslednjem sklopu smo raziskali odnos uporabnikov do domače selekcije, bolj specifično smo se osredotočili na uporabo slovenskih živali ter na percepcijo slovenske selekcije. Pri tem smo ugotovili, da sogovorci na svojih kmetijah uporabljajo slovenske bike, vendar pa je taktika uporabe le teh različna. Nekateri rejci uporabijo slovenske bike kot izhod v sili. Po globljem pogovoru smo ugotovili, da so to rejci, ki imajo veliko slabih izkušenj (ali pa so jim bili priča) z delom kontrolorjev in selekcisjkih služb. Navedejo tudi veliko primerov nepoštenosti in nekorektnosti v delu domače selekcije iz preteklosti, ki še sedaj pušča posledice. Kot pravijo sami, ko si enkrat razočaran, je potrebno veliko dokazov, da boš zopet zaupal. Poleg tega imajo ti rejci ideale tujine, ki izhajajo iz poznavanja dela v tujini ali pa otroških idealov. Nekateri rejci pa ne razlikujejo med domačimi in tujimi živalmi ter v enaki meri uporabljajo oboje ali celo več slovenskih. Ti rejci niso tako obremenjeni z zamerami iz preteklosti. Priznavajo pa, da se v družbi čuti nezaupanje domači <text:soft-page-break/>selekciji, sami tudi navajajo primere slabega dela iz preteklosti – z njimi so seznanjeni, vendar to ne vpliva na njihove odločitve. <text:span text:style-name="T2">Povzamemo lahko tako, da je v družbi prisotno nezaupanje domačemu selekcijskemu delu, ki v večji meri izhaja iz preteklosti – je posledica pretekle neodzivnosti stroke v ključnih trenutkih, prerekanja ključnih organizacij, spornega ter nekorektnega dela selekcijskih služb in pristranosti odgovornih. Razloge pa najdemo tudi v sedanjosti, in sicer pomanjkanje oglaševanja domače selekcije.</text:span></text:p>
      <text:p text:style-name="P3"/>
      <text:p text:style-name="P4">Vsi sogovorci se strinjajo, da je domača selekcija potrebna za ohranjanje konkurenčnosti in ponuja možnosti za rejce z drugačnimi rejskimi cilji. Je pa na trgu veliko negativne reklame proti domači selekciji, pri čemer nasprotniki ubirajo agresivne pristope oglaševanj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4:51:07.878205111</meta:creation-date>
    <dc:date>2018-04-16T15:49:58.454184635</dc:date>
    <meta:editing-duration>PT14M37S</meta:editing-duration>
    <meta:editing-cycles>2</meta:editing-cycles>
    <meta:generator>LibreOffice/5.1.6.2$Linux_X86_64 LibreOffice_project/10m0$Build-2</meta:generator>
    <meta:document-statistic meta:table-count="0" meta:image-count="0" meta:object-count="0" meta:page-count="2" meta:paragraph-count="5" meta:word-count="562" meta:character-count="3840" meta:non-whitespace-character-count="3281"/>
  </office:meta>
</office:document-meta>
</file>